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Sans2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5521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5.375in"/>
    </style:style>
    <style:style style:name="Table3.B" style:family="table-column">
      <style:table-column-properties style:column-width="1.5521in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size="11pt" officeooo:rsid="001cbd4d" officeooo:paragraph-rsid="001cbd4d" style:font-size-asian="9.60000038146973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24bf3e" officeooo:paragraph-rsid="0024bf3e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bd4d" officeooo:paragraph-rsid="001cbd4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cbd4d" officeooo:paragraph-rsid="001cbd4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4bf3e" officeooo:paragraph-rsid="0024bf3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bold" officeooo:rsid="001cbd4d" officeooo:paragraph-rsid="001cbd4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normal" officeooo:rsid="001cbd4d" officeooo:paragraph-rsid="001cbd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loext:contextual-spacing="false" fo:text-align="center" style:justify-single-word="false"/>
      <style:text-properties fo:font-size="24pt" officeooo:rsid="001cbd4d" officeooo:paragraph-rsid="001cbd4d" style:font-size-asian="24pt" style:font-size-complex="24pt"/>
    </style:style>
    <style:style style:name="P9" style:family="paragraph" style:parent-style-name="Standard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fo:font-size="11pt" fo:font-weight="bold" officeooo:rsid="001cbd4d" officeooo:paragraph-rsid="001cbd4d" style:font-size-asian="9.60000038146973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1pt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1cbd4d" officeooo:paragraph-rsid="001cbd4d" style:font-size-asian="9.60000038146973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officeooo:rsid="001cbd4d" officeooo:paragraph-rsid="001cbd4d" style:font-size-asian="9.60000038146973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officeooo:rsid="001cbd4d" officeooo:paragraph-rsid="001cbd4d" style:font-size-asian="9.60000038146973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1pt" fo:font-weight="bold" officeooo:rsid="00221018" officeooo:paragraph-rsid="00221018" style:font-size-asian="9.60000038146973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1pt" fo:font-weight="bold" officeooo:rsid="0022be17" officeooo:paragraph-rsid="0022be17" style:font-size-asian="9.60000038146973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1pt" fo:font-weight="bold" officeooo:rsid="0024bf3e" officeooo:paragraph-rsid="0024bf3e" style:font-size-asian="9.60000038146973pt" style:font-weight-asian="bold" style:font-size-complex="11pt" style:font-weight-complex="bold"/>
    </style:style>
    <style:style style:name="P17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2be17" officeooo:paragraph-rsid="0022be17" style:font-size-asian="9.60000038146973pt" style:font-size-complex="11pt"/>
    </style:style>
    <style:style style:name="P18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3a2c2" officeooo:paragraph-rsid="0023a2c2" style:font-size-asian="9.60000038146973pt" style:font-size-complex="11pt"/>
    </style:style>
    <style:style style:name="P19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4bf3e" officeooo:paragraph-rsid="0024bf3e" style:font-size-asian="9.60000038146973pt" style:font-size-complex="11pt"/>
    </style:style>
    <style:style style:name="P20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4ce17" officeooo:paragraph-rsid="0024ce17" style:font-size-asian="9.60000038146973pt" style:font-size-complex="11pt"/>
    </style:style>
    <style:style style:name="P21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6d066" officeooo:paragraph-rsid="0026d066" style:font-size-asian="9.60000038146973pt" style:font-size-complex="11pt"/>
    </style:style>
    <style:style style:name="P22" style:family="paragraph" style:parent-style-name="Table_20_Contents">
      <loext:graphic-properties draw:fill="none"/>
      <style:paragraph-properties fo:margin-left="0.75in" fo:margin-right="0in" fo:text-align="start" style:justify-single-word="false" fo:text-indent="0in" style:auto-text-indent="false" fo:background-color="transparent" text:number-lines="false" text:line-number="0"/>
      <style:text-properties fo:font-size="11pt" officeooo:rsid="002840e9" officeooo:paragraph-rsid="002840e9" style:font-size-asian="9.60000038146973pt" style:font-size-complex="11pt"/>
    </style:style>
    <style:style style:name="P23" style:family="paragraph" style:parent-style-name="Table_20_Contents" style:list-style-name="L1">
      <style:paragraph-properties fo:text-align="start" style:justify-single-word="false"/>
      <style:text-properties fo:font-size="11pt" fo:font-weight="bold" officeooo:rsid="001cbd4d" officeooo:paragraph-rsid="001cbd4d" style:font-size-asian="9.60000038146973pt" style:font-weight-asian="bold" style:font-size-complex="11pt" style:font-weight-complex="bold"/>
    </style:style>
    <style:style style:name="P24" style:family="paragraph" style:parent-style-name="Table_20_Contents" style:list-style-name="L2">
      <style:paragraph-properties fo:text-align="start" style:justify-single-word="false"/>
      <style:text-properties fo:font-size="11pt" fo:font-weight="bold" officeooo:rsid="00221018" officeooo:paragraph-rsid="00221018" style:font-size-asian="9.60000038146973pt" style:font-weight-asian="bold" style:font-size-complex="11pt" style:font-weight-complex="bold"/>
    </style:style>
    <style:style style:name="P25" style:family="paragraph" style:parent-style-name="Table_20_Contents" style:list-style-name="L3">
      <style:paragraph-properties fo:text-align="start" style:justify-single-word="false"/>
      <style:text-properties fo:font-size="11pt" fo:font-weight="bold" officeooo:rsid="00221018" officeooo:paragraph-rsid="00221018" style:font-size-asian="9.60000038146973pt" style:font-weight-asian="bold" style:font-size-complex="11pt" style:font-weight-complex="bold"/>
    </style:style>
    <style:style style:name="P26" style:family="paragraph" style:parent-style-name="Table_20_Contents" style:list-style-name="L4">
      <style:paragraph-properties fo:text-align="start" style:justify-single-word="false"/>
      <style:text-properties fo:font-size="11pt" fo:font-weight="bold" officeooo:rsid="0022be17" officeooo:paragraph-rsid="0022be17" style:font-size-asian="9.60000038146973pt" style:font-weight-asian="bold" style:font-size-complex="11pt" style:font-weight-complex="bold"/>
    </style:style>
    <style:style style:name="P27" style:family="paragraph" style:parent-style-name="Table_20_Contents" style:list-style-name="L5">
      <style:paragraph-properties fo:text-align="start" style:justify-single-word="false"/>
      <style:text-properties fo:font-size="11pt" fo:font-weight="bold" officeooo:rsid="0022be17" officeooo:paragraph-rsid="0022be17" style:font-size-asian="9.60000038146973pt" style:font-weight-asian="bold" style:font-size-complex="11pt" style:font-weight-complex="bold"/>
    </style:style>
    <style:style style:name="P28" style:family="paragraph" style:parent-style-name="Table_20_Contents" style:list-style-name="L7">
      <style:paragraph-properties fo:text-align="start" style:justify-single-word="false"/>
      <style:text-properties fo:font-size="11pt" fo:font-weight="bold" officeooo:rsid="0024bf3e" officeooo:paragraph-rsid="0024bf3e" style:font-size-asian="9.60000038146973pt" style:font-weight-asian="bold" style:font-size-complex="11pt" style:font-weight-complex="bold"/>
    </style:style>
    <style:style style:name="P29" style:family="paragraph" style:parent-style-name="Table_20_Contents" style:list-style-name="L8">
      <style:paragraph-properties fo:text-align="start" style:justify-single-word="false"/>
      <style:text-properties fo:font-size="11pt" fo:font-weight="bold" officeooo:rsid="0024bf3e" officeooo:paragraph-rsid="0024bf3e" style:font-size-asian="9.60000038146973pt" style:font-weight-asian="bold" style:font-size-complex="11pt" style:font-weight-complex="bold"/>
    </style:style>
    <style:style style:name="P30" style:family="paragraph" style:parent-style-name="Table_20_Contents" style:list-style-name="L9">
      <style:paragraph-properties fo:text-align="start" style:justify-single-word="false"/>
      <style:text-properties fo:font-size="11pt" fo:font-weight="bold" officeooo:rsid="0024bf3e" officeooo:paragraph-rsid="0024bf3e" style:font-size-asian="9.60000038146973pt" style:font-weight-asian="bold" style:font-size-complex="11pt" style:font-weight-complex="bold"/>
    </style:style>
    <style:style style:name="P31" style:family="paragraph" style:parent-style-name="Table_20_Contents" style:list-style-name="L6">
      <style:paragraph-properties fo:text-align="start" style:justify-single-word="false"/>
      <style:text-properties fo:font-weight="bold" officeooo:rsid="0024bf3e" officeooo:paragraph-rsid="0024bf3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ce1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be17"/>
    </style:style>
    <style:style style:name="T5" style:family="text">
      <style:text-properties officeooo:rsid="0024bf3e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fo:font-size="11pt" officeooo:rsid="0024bf3e" style:font-size-asian="9.60000038146973pt" style:font-size-complex="11pt"/>
    </style:style>
    <style:style style:name="T8" style:family="text">
      <style:text-properties officeooo:rsid="00263d7e"/>
    </style:style>
    <style:style style:name="T9" style:family="text">
      <style:text-properties officeooo:rsid="0026d066"/>
    </style:style>
    <style:style style:name="T10" style:family="text">
      <style:text-properties officeooo:rsid="002ce131"/>
    </style:style>
    <style:style style:name="T11" style:family="text">
      <style:text-properties officeooo:rsid="0030e538"/>
    </style:style>
    <style:style style:name="T12" style:family="text">
      <style:text-properties officeooo:rsid="0032db27"/>
    </style:style>
    <style:style style:name="T13" style:family="text">
      <style:text-properties officeooo:rsid="0034cc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irk Easters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31 Beachview Place</text:p>
          </table:table-cell>
          <table:table-cell table:style-name="Table1.A1" office:value-type="string">
            <text:p text:style-name="P12">Kirk.easterson@gmail.com</text:p>
          </table:table-cell>
        </table:table-row>
        <table:table-row>
          <table:table-cell table:style-name="Table1.A2" office:value-type="string">
            <text:p text:style-name="P11">Ronkonkoma, NY 11779</text:p>
          </table:table-cell>
          <table:table-cell table:style-name="Table1.A2" office:value-type="string">
            <text:p text:style-name="P12">(631) 707-1206</text:p>
          </table:table-cell>
        </table:table-row>
      </table:table>
      <text:p text:style-name="P1"/>
      <text:p text:style-name="P3">SUMMARY</text:p>
      <text:p text:style-name="P9"><text:span text:style-name="T1">2015 graduate from SUNY Fredonia with a Bachelor’s degree in Applied Music. Currently Attending SUNY Stony Brook in pursuit of a Master’s in Computer Science specializing in Data Science. </text:span><text:span text:style-name="T2">Specialized programming languages: Python, R, C++, Java.</text:span></text:p>
      <text:p text:style-name="P7"/>
      <text:p text:style-name="P4">EXPERIENC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2784703122" text:style-name="L1">
              <text:list-item>
                <text:p text:style-name="P23">C++ <text:span text:style-name="T10">Junior </text:span>Software Engineer – SCM Products</text:p>
              </text:list-item>
            </text:list>
          </table:table-cell>
          <table:table-cell table:style-name="Table2.A1" office:value-type="string">
            <text:p text:style-name="P13"><text:span text:style-name="T13">Mar</text:span> 201<text:span text:style-name="T10">6</text:span> – <text:span text:style-name="T13">Sep</text:span> 2017</text:p>
          </table:table-cell>
        </table:table-row>
        <table:table-row>
          <table:table-cell table:style-name="Table2.A1" office:value-type="string">
            <text:p text:style-name="P17">Write, debug, and document software used by the local Fire Department and other Emergency Response units. Heavy use of Visual Studio Code.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list xml:id="list2516004143" text:style-name="L2">
              <text:list-item>
                <text:p text:style-name="P24">Professional Musician – <text:span text:style-name="T3">The Town Pants</text:span></text:p>
              </text:list-item>
            </text:list>
          </table:table-cell>
          <table:table-cell table:style-name="Table2.A1" office:value-type="string">
            <text:p text:style-name="P14">Jun 2014 – <text:span text:style-name="T4">May</text:span> 2017</text:p>
          </table:table-cell>
        </table:table-row>
        <table:table-row>
          <table:table-cell table:style-name="Table2.A1" office:value-type="string">
            <text:p text:style-name="P17">Tour internationally in a professional Irish folk band ranging from Hawaii to Dallas, <text:span text:style-name="T10">TX</text:span> to Nova Scotia, <text:span text:style-name="T10">Canada</text:span>.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list xml:id="list554964687" text:style-name="L3">
              <text:list-item>
                <text:p text:style-name="P25">Lighting Technician – The Paramount Theater</text:p>
              </text:list-item>
            </text:list>
          </table:table-cell>
          <table:table-cell table:style-name="Table2.A1" office:value-type="string">
            <text:p text:style-name="P14">May 2015 - present</text:p>
          </table:table-cell>
        </table:table-row>
        <table:table-row>
          <table:table-cell table:style-name="Table2.A1" office:value-type="string">
            <text:p text:style-name="P18">Operate and install professional lighting systems for many international touring acts including <text:span text:style-name="T11">Fergie, Nick Jonas, </text:span>Meatloaf, Judas Priest, Steve Miller Band, and Rusted Root.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list xml:id="list2348593665" text:style-name="L4">
              <text:list-item>
                <text:p text:style-name="P26">Vice President – Sound Services Club</text:p>
              </text:list-item>
            </text:list>
          </table:table-cell>
          <table:table-cell table:style-name="Table2.A1" office:value-type="string">
            <text:p text:style-name="P15">Aug 2014 – May 2015</text:p>
          </table:table-cell>
        </table:table-row>
        <table:table-row>
          <table:table-cell table:style-name="Table2.A1" office:value-type="string">
            <text:p text:style-name="P18">Operate and install various audio an dlighting systems throughout campus. Have worked with many corporate clients <text:span text:style-name="T5">and trained new members.</text:span></text:p>
          </table:table-cell>
          <table:table-cell table:style-name="Table2.A1" office:value-type="string">
            <text:p text:style-name="P10"/>
          </table:table-cell>
        </table:table-row>
        <table:table-row>
          <table:table-cell table:style-name="Table2.A1" office:value-type="string">
            <text:list xml:id="list2027900285" text:style-name="L5">
              <text:list-item>
                <text:p text:style-name="P27">Treasurer – Fredonia Bass Society</text:p>
              </text:list-item>
            </text:list>
          </table:table-cell>
          <table:table-cell table:style-name="Table2.A1" office:value-type="string">
            <text:p text:style-name="P15">Aug 2014 – May 2015</text:p>
          </table:table-cell>
        </table:table-row>
        <table:table-row>
          <table:table-cell table:style-name="Table2.A1" office:value-type="string">
            <text:p text:style-name="P19">Budget management and financial reporting. Responsibilities also included teaching advanced upright and electric bass lessons.</text:p>
          </table:table-cell>
          <table:table-cell table:style-name="Table2.A1" office:value-type="string">
            <text:p text:style-name="P10"/>
          </table:table-cell>
        </table:table-row>
      </table:table>
      <text:p text:style-name="P6"/>
      <text:p text:style-name="P5">EDUCATION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3191730974" text:style-name="L6">
              <text:list-item>
                <text:p text:style-name="P31"><text:span text:style-name="T7">S</text:span><text:span text:style-name="T6">UNY Stony Brook</text:span></text:p>
              </text:list-item>
            </text:list>
          </table:table-cell>
          <table:table-cell table:style-name="Table3.A1" office:value-type="string">
            <text:p text:style-name="P16">Aug 2015 - present</text:p>
          </table:table-cell>
        </table:table-row>
        <table:table-row>
          <table:table-cell table:style-name="Table3.A1" office:value-type="string">
            <text:p text:style-name="P20">Various gr<text:span text:style-name="T9">a</text:span>duate level Computer Science and Mathematics courses.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list xml:id="list2928764867" text:style-name="L7">
              <text:list-item>
                <text:p text:style-name="P28">Massachusett’s Institue of Technology</text:p>
              </text:list-item>
            </text:list>
          </table:table-cell>
          <table:table-cell table:style-name="Table3.A1" office:value-type="string">
            <text:p text:style-name="P16">May 2016 – Sep 2016</text:p>
          </table:table-cell>
        </table:table-row>
        <table:table-row>
          <table:table-cell table:style-name="Table3.A1" office:value-type="string">
            <text:p text:style-name="P20">Big Data and Social Analytics online course. Used <text:span text:style-name="T8">Python wth </text:span>Tableau and Amazon Web Services <text:span text:style-name="T9">to analyze and present user mobile phone data.</text:span>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list xml:id="list2542336296" text:style-name="L8">
              <text:list-item>
                <text:p text:style-name="P29">SUNY Fredonia</text:p>
              </text:list-item>
            </text:list>
          </table:table-cell>
          <table:table-cell table:style-name="Table3.A1" office:value-type="string">
            <text:p text:style-name="P16">Aug 2012 – May 2015</text:p>
          </table:table-cell>
        </table:table-row>
        <table:table-row>
          <table:table-cell table:style-name="Table3.A1" office:value-type="string">
            <text:p text:style-name="P21">Bachelor’s degree in Applied music specializing on upright bass. Have played with various symphony orchestras and jazz ensembles. Toured in <text:span text:style-name="T12">the university </text:span>orchestra and jazz ensemble.</text:p>
          </table:table-cell>
          <table:table-cell table:style-name="Table3.A1" office:value-type="string">
            <text:p text:style-name="P10"/>
          </table:table-cell>
        </table:table-row>
        <table:table-row>
          <table:table-cell table:style-name="Table3.A1" office:value-type="string">
            <text:list xml:id="list312290951" text:style-name="L9">
              <text:list-item>
                <text:p text:style-name="P30">Suffolk County Community College</text:p>
              </text:list-item>
            </text:list>
          </table:table-cell>
          <table:table-cell table:style-name="Table3.A1" office:value-type="string">
            <text:p text:style-name="P16">Aug 2010 – May 2012</text:p>
          </table:table-cell>
        </table:table-row>
        <table:table-row>
          <table:table-cell table:style-name="Table3.A1" office:value-type="string">
            <text:p text:style-name="P22">Associate’s degree in Music. </text:p>
          </table:table-cell>
          <table:table-cell table:style-name="Table3.A1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Sans2" svg:font-family="'Nimbus Sans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oto Sans CJK JP Regular" style:font-size-asian="10.5pt" style:language-asian="zh" style:country-asian="CN" style:font-name-complex="Nimbus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oto Sans CJK JP Regular" style:font-size-asian="10.5pt" style:language-asian="zh" style:country-asian="CN" style:font-name-complex="Nimbus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imbus Sans2" style:font-family-complex="'Nimbus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imbus Sans2" style:font-family-complex="'Nimbus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mbus Sans2" style:font-family-complex="'Nimbus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11:08.577637303</meta:creation-date>
    <dc:date>2017-12-26T14:32:44.089813413</dc:date>
    <meta:editing-duration>PT37M32S</meta:editing-duration>
    <meta:editing-cycles>18</meta:editing-cycles>
    <meta:generator>LibreOffice/5.4.2.2.0$Linux_X86_64 LibreOffice_project/40m0$Build-2</meta:generator>
    <meta:document-statistic meta:table-count="3" meta:image-count="0" meta:object-count="0" meta:page-count="1" meta:paragraph-count="36" meta:word-count="293" meta:character-count="1933" meta:non-whitespace-character-count="1672"/>
  </office:meta>
</office:document-meta>
</file>